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officeooo:rsid="0009b8c8" officeooo:paragraph-rsid="0009b8c8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Arial" fo:font-size="16pt" officeooo:rsid="0009b8c8" officeooo:paragraph-rsid="0009b8c8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officeooo:rsid="0009b8c8" officeooo:paragraph-rsid="0009b8c8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officeooo:rsid="0009b8c8" officeooo:paragraph-rsid="0009b8c8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fo:font-weight="bold" officeooo:rsid="0009b8c8" officeooo:paragraph-rsid="0009b8c8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officeooo:rsid="0009b8c8" officeooo:paragraph-rsid="0009b8c8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officeooo:rsid="0009b8c8" officeooo:paragraph-rsid="0009b8c8" style:font-size-asian="10.5pt" style:font-size-complex="12pt"/>
    </style:style>
    <style:style style:name="P8" style:family="paragraph" style:parent-style-name="Footer">
      <style:paragraph-properties fo:text-align="center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ac6b7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f8f2c"/>
    </style:style>
    <style:style style:name="T6" style:family="text">
      <style:text-properties officeooo:rsid="00118d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ndout Mittelstufenprojekt: Personal Kanban</text:p>
      <text:p text:style-name="P2"/>
      <text:p text:style-name="P3"/>
      <text:p text:style-name="P5">1 Produktvorstellung</text:p>
      <text:p text:style-name="P5"/>
      <text:p text:style-name="P4"><text:tab/><text:span text:style-name="T1">- Produtkname: </text:span><text:span text:style-name="T3">Personal Kanban</text:span></text:p>
      <text:p text:style-name="P6"><text:tab/>- HTML5 &amp; Ember.js Webapplikation</text:p>
      <text:p text:style-name="P6"><text:tab/>- Verbesserung Zeitmanagement</text:p>
      <text:p text:style-name="P6"><text:tab/>- Boards, Tickets und Gruppen</text:p>
      <text:p text:style-name="P6"/>
      <text:p text:style-name="P6"/>
      <text:p text:style-name="P5">2 Marketinganalyse</text:p>
      <text:p text:style-name="P4"/>
      <text:p text:style-name="P4"><text:span text:style-name="T1"><text:tab/>2.1 Konkurrenzeinschätzung</text:span></text:p>
      <text:p text:style-name="P4"><text:span text:style-name="T1"><text:tab/><text:tab/>- Kanban Zeitmanagement</text:span></text:p>
      <text:p text:style-name="P4"><text:span text:style-name="T1"><text:tab/><text:tab/>- To Do List Zeitmanagement</text:span></text:p>
      <text:p text:style-name="P4"><text:span text:style-name="T1"><text:tab/><text:tab/>- Getting Things Done Zeitmanagement</text:span></text:p>
      <text:p text:style-name="P4"><text:span text:style-name="T1"/></text:p>
      <text:p text:style-name="P4"><text:span text:style-name="T1"><text:tab/>2.2 Absatzmöglichkeiten</text:span></text:p>
      <text:p text:style-name="P4"><text:span text:style-name="T1"><text:tab/><text:tab/>- Hauptabsatzmarkt: Internet</text:span></text:p>
      <text:p text:style-name="P4"><text:span text:style-name="T1"><text:tab/><text:tab/><text:tab/>- Suchmaschinenoptimierung</text:span></text:p>
      <text:p text:style-name="P4"><text:span text:style-name="T1"><text:tab/><text:tab/><text:tab/>- Social-Media</text:span></text:p>
      <text:p text:style-name="P4"><text:span text:style-name="T1"><text:tab/><text:tab/>- Mund-zu-Mund-Propaganda</text:span></text:p>
      <text:p text:style-name="P4"><text:span text:style-name="T1"/></text:p>
      <text:p text:style-name="P4"><text:span text:style-name="T1"><text:tab/>2.3 Zielgruppen</text:span></text:p>
      <text:p text:style-name="P4"><text:span text:style-name="T1"><text:tab/><text:tab/>- Geschlechtsneutral alle Personen mit Bedarf an <text:tab/><text:tab/><text:tab/><text:tab/><text:tab/><text:tab/><text:tab/>Zeitmanagementverbesserung</text:span></text:p>
      <text:p text:style-name="P4"><text:span text:style-name="T1"><text:tab/><text:tab/>- B2B und B2C</text:span></text:p>
      <text:p text:style-name="P4"><text:span text:style-name="T1"/></text:p>
      <text:p text:style-name="P4"><text:span text:style-name="T1"><text:tab/>2.4 Risiken</text:span></text:p>
      <text:p text:style-name="P4"><text:span text:style-name="T1"><text:tab/><text:tab/>- Überschätzung des Marktes</text:span></text:p>
      <text:p text:style-name="P4"><text:span text:style-name="T1"><text:tab/><text:tab/><text:tab/>- </text:span><text:span text:style-name="T2">Zielgruppe zu klein</text:span></text:p>
      <text:p text:style-name="P4"><text:span text:style-name="T2"><text:tab/><text:tab/><text:tab/>- Markt gesättigt</text:span></text:p>
      <text:p text:style-name="P4"><text:span text:style-name="T1"><text:tab/><text:tab/>- Unterschätzung der Konkurrenz</text:span></text:p>
      <text:p text:style-name="P4"><text:span text:style-name="T1"><text:tab/><text:tab/><text:tab/>- </text:span><text:span text:style-name="T2">zu starke Position</text:span></text:p>
      <text:p text:style-name="P4"><text:span text:style-name="T2"><text:tab/><text:tab/><text:tab/>- innovativer/schneller mit Änderungen am Markt</text:span></text:p>
      <text:p text:style-name="P4"><text:span text:style-name="T2"><text:tab/><text:tab/><text:tab/>- mehr Budget (TV-Werbung usw.)</text:span></text:p>
      <text:p text:style-name="P4"><text:span text:style-name="T1"/></text:p>
      <text:p text:style-name="P4"><text:span text:style-name="T1"><text:tab/>2.5 Anforderungen an Software</text:span></text:p>
      <text:p text:style-name="P4"><text:span text:style-name="T1"><text:tab/><text:tab/>- hohe Stabilität</text:span></text:p>
      <text:p text:style-name="P4"><text:span text:style-name="T1"><text:tab/><text:tab/>- geringe Ladezeiten</text:span></text:p>
      <text:p text:style-name="P4"><text:span text:style-name="T1"><text:tab/><text:tab/>- Übersichtlichkeit/intuitive Bedienung</text:span></text:p>
      <text:p text:style-name="P4"><text:span text:style-name="T1"><text:tab/><text:tab/>- schnelle Reaktionszeiten</text:span></text:p>
      <text:p text:style-name="P4"><text:span text:style-name="T1"><text:tab/><text:tab/>- Supportseite</text:span></text:p>
      <text:p text:style-name="P4"><text:span text:style-name="T1"/></text:p>
      <text:p text:style-name="P4"/>
      <text:p text:style-name="P4"/>
      <text:p text:style-name="P4"/>
      <text:p text:style-name="P4"><text:soft-page-break/><text:span text:style-name="T4">3 Marketingkonzept</text:span></text:p>
      <text:p text:style-name="P4"/>
      <text:p text:style-name="P7"><text:tab/>3.1 Image</text:p>
      <text:p text:style-name="P7"><text:tab/><text:tab/>- jung, modern, professionell, beste technische Lösungen</text:p>
      <text:p text:style-name="P7"><text:tab/><text:tab/>- gemeinsame Philosophie mit Mitarbeitern und Kunden</text:p>
      <text:p text:style-name="P7"><text:tab/><text:tab/>- soziales Engagement</text:p>
      <text:p text:style-name="P7"/>
      <text:p text:style-name="P7"><text:tab/>3.2 Produkt- und Dienstleistungspalette</text:p>
      <text:p text:style-name="P7"><text:tab/><text:tab/>- Basisprodukt</text:p>
      <text:p text:style-name="P7"><text:tab/><text:tab/>- Tickets als Karteikarten</text:p>
      <text:p text:style-name="P7"><text:tab/><text:tab/>- Gruppen bilden</text:p>
      <text:p text:style-name="P7"><text:tab/><text:tab/>- Boards als Tafeln</text:p>
      <text:p text:style-name="P7"><text:tab/><text:tab/>- Support</text:p>
      <text:p text:style-name="P7"><text:tab/><text:tab/>- Zusatzoptionen und Pakete</text:p>
      <text:p text:style-name="P7"/>
      <text:p text:style-name="P7"><text:tab/>3.3 Preisgestaltung</text:p>
      <text:p text:style-name="P6"><text:tab/><text:tab/>- laufende Kosten decken durch Pakete mit geringster Nutzerzahl</text:p>
      <text:p text:style-name="P6"><text:tab/><text:tab/>- weitere Pakete und Zusatzoptionen = Gewinn</text:p>
      <text:p text:style-name="P6"><text:tab/><text:tab/>- Einstiegspreis = langfristige Preisuntergrenze → penetration pricing</text:p>
      <text:p text:style-name="P6"><text:tab/><text:tab/>- verschiedene Laufzeiten für Pakete</text:p>
      <text:p text:style-name="P6"><text:tab/><text:tab/>- charm prices (left-digit effect)</text:p>
      <text:p text:style-name="P6"><text:tab/><text:tab/>- versch<text:span text:style-name="T5">iedene</text:span> Zahlungsmethoden</text:p>
      <text:p text:style-name="P6"><text:tab/><text:tab/>- Nichtzahlung → Zurückstufung in kostenlosen Basistarif</text:p>
      <text:p text:style-name="P6"/>
      <text:p text:style-name="P6"><text:tab/>3.4 Kommunikationskanäle</text:p>
      <text:p text:style-name="P6"><text:tab/><text:tab/>- Support</text:p>
      <text:p text:style-name="P6"><text:tab/><text:tab/>- Social-Media (Twitter, Facebook, Google Plus)</text:p>
      <text:p text:style-name="P6"><text:tab/><text:tab/>- Newsletter (E-Mail)</text:p>
      <text:p text:style-name="P6"><text:tab/><text:tab/>- Bugtracking</text:p>
      <text:p text:style-name="P6"/>
      <text:p text:style-name="P6"><text:tab/>3.5 Kundenakquise</text:p>
      <text:p text:style-name="P6"><text:tab/><text:tab/>- „below-the-line“-Maßnahmen → web-basierte Pull-Methoden</text:p>
      <text:p text:style-name="P6"><text:tab/><text:tab/>- Suchmaschinenoptimierung</text:p>
      <text:p text:style-name="P6"><text:tab/><text:tab/><text:tab/>- OffPage-Optimierungen (Linkbuilding)</text:p>
      <text:p text:style-name="P6"><text:tab/><text:tab/><text:tab/>- OnPage-Optimierungen</text:p>
      <text:p text:style-name="P6"><text:tab/><text:tab/>- Onlinewerbung</text:p>
      <text:p text:style-name="P6"><text:tab/><text:tab/><text:tab/>- Google Adwords</text:p>
      <text:p text:style-name="P6"><text:tab/><text:tab/>- Social-Media-Kanäle</text:p>
      <text:p text:style-name="P6"><text:tab/><text:tab/>- <text:span text:style-name="T6">Bestands- und Neukundenaktionen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9T13:28:56.662000000</meta:creation-date>
    <dc:date>2014-05-09T14:01:12.576000000</dc:date>
    <meta:editing-duration>PT8M24S</meta:editing-duration>
    <meta:editing-cycles>7</meta:editing-cycles>
    <meta:generator>LibreOffice/4.1.4.2$Windows_x86 LibreOffice_project/0a0440ccc0227ad9829de5f46be37cfb6edcf72</meta:generator>
    <meta:print-date>2014-05-09T13:56:21.800000000</meta:print-date>
    <meta:document-statistic meta:table-count="0" meta:image-count="0" meta:object-count="0" meta:page-count="2" meta:paragraph-count="68" meta:word-count="246" meta:character-count="2032" meta:non-whitespace-character-count="1725"/>
  </office:meta>
</office:document-meta>
</file>